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5-07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4-12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4-10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4-07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4-03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3-12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3-09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3-03-1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2-09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2-06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2-03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2-01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1-09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1-06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1-03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0-12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0-09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0-06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20-03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9-12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9-09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9-06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9-03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8-12-1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8-03-1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7-10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7-03-09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6-10-0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6-06-3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6-03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5-09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5-06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5-03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5-01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4-06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4-01-14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3-09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73</text:p>
          </table:table-cell>
          <table:table-cell office:value-type="string" calcext:value-type="string">
            <text:p>02N/10E-36DDA</text:p>
          </table:table-cell>
          <table:table-cell office:value-type="string" calcext:value-type="string">
            <text:p>201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